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300000445E8F57A81A0639004.png" manifest:media-type="image/png"/>
  <manifest:file-entry manifest:full-path="Pictures/10000001000007360000041D4C6BB6C8BBA54058.png" manifest:media-type="image/png"/>
  <manifest:file-entry manifest:full-path="Pictures/10000001000003C300000445745BF8F8B5D0543A.png" manifest:media-type="image/png"/>
  <manifest:file-entry manifest:full-path="Pictures/10000001000003C300000445ABA5F9EAAE6690E2.png" manifest:media-type="image/png"/>
  <manifest:file-entry manifest:full-path="Pictures/10000001000001F6000001B028D615417B643C25.png" manifest:media-type="image/png"/>
  <manifest:file-entry manifest:full-path="Pictures/10000001000002EA000001ADB242E1AD170B6222.png" manifest:media-type="image/png"/>
  <manifest:file-entry manifest:full-path="Pictures/10000001000007360000041D3119D5A056C47153.png" manifest:media-type="image/png"/>
  <manifest:file-entry manifest:full-path="Pictures/1000000100000312000002156E73EAEC84DB45A4.png" manifest:media-type="image/png"/>
  <manifest:file-entry manifest:full-path="Pictures/10000001000003C3000004454B1160BE2F2C88E4.png" manifest:media-type="image/png"/>
  <manifest:file-entry manifest:full-path="Pictures/10000001000001F6000001B0B10F00F3C56491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1.727cm" svg:y="13.044cm" svg:width="13.282cm" svg:height="11.43cm" draw:z-index="0"><draw:image xlink:href="Pictures/10000001000001F6000001B0B10F00F3C56491E8.png" xlink:type="simple" xlink:show="embed" xlink:actuate="onLoad" draw:mime-type="image/png"/></draw:frame><draw:frame draw:style-name="fr3" draw:name="Image2" text:anchor-type="char" svg:x="-0.122cm" svg:y="0.291cm" svg:width="17cm" svg:height="11.527cm" draw:z-index="1"><draw:image xlink:href="Pictures/1000000100000312000002156E73EAEC84DB45A4.png" xlink:type="simple" xlink:show="embed" xlink:actuate="onLoad" draw:mime-type="image/png"/></draw:frame><text:line-break/><text:line-break/><text:line-break/><text:line-break/><text:soft-page-break/><text:line-break/><text:line-break/><text:line-break/><text:line-break/><text:line-break/><draw:frame draw:style-name="fr2" draw:name="Image3" text:anchor-type="char" svg:width="13.282cm" svg:height="11.43cm" draw:z-index="2"><draw:image xlink:href="Pictures/10000001000001F6000001B028D615417B643C25.png" xlink:type="simple" xlink:show="embed" xlink:actuate="onLoad" draw:mime-type="image/png"/></draw:frame><draw:frame draw:style-name="fr1" draw:name="Image4" text:anchor-type="char" svg:width="17cm" svg:height="9.696cm" draw:z-index="3"><draw:image xlink:href="Pictures/10000001000007360000041D4C6BB6C8BBA54058.png" xlink:type="simple" xlink:show="embed" xlink:actuate="onLoad" draw:mime-type="image/png"/></draw:frame><draw:frame draw:style-name="fr1" draw:name="Image5" text:anchor-type="char" svg:width="17cm" svg:height="9.696cm" draw:z-index="4"><draw:image xlink:href="Pictures/10000001000007360000041D3119D5A056C47153.png" xlink:type="simple" xlink:show="embed" xlink:actuate="onLoad" draw:mime-type="image/png"/></draw:frame><draw:frame draw:style-name="fr1" draw:name="Image6" text:anchor-type="char" svg:width="17cm" svg:height="9.775cm" draw:z-index="5"><draw:image xlink:href="Pictures/10000001000002EA000001ADB242E1AD170B622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draw:frame draw:style-name="fr1" draw:name="Image7" text:anchor-type="char" svg:width="17cm" svg:height="19.295cm" draw:z-index="6"><draw:image xlink:href="Pictures/10000001000003C300000445ABA5F9EAAE6690E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soft-page-break/><text:line-break/><draw:frame draw:style-name="fr1" draw:name="Image8" text:anchor-type="char" svg:width="17cm" svg:height="19.295cm" draw:z-index="7"><draw:image xlink:href="Pictures/10000001000003C3000004454B1160BE2F2C88E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soft-page-break/><text:line-break/><draw:frame draw:style-name="fr1" draw:name="Image9" text:anchor-type="char" svg:width="17cm" svg:height="19.295cm" draw:z-index="8"><draw:image xlink:href="Pictures/10000001000003C300000445E8F57A81A063900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soft-page-break/><text:line-break/><draw:frame draw:style-name="fr1" draw:name="Image10" text:anchor-type="char" svg:width="17cm" svg:height="19.295cm" draw:z-index="9"><draw:image xlink:href="Pictures/10000001000003C300000445745BF8F8B5D054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09:33:43.680378777</meta:creation-date>
    <dc:date>2023-01-24T13:48:51.683107437</dc:date>
    <meta:editing-duration>PT31M34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6" meta:paragraph-count="1" meta:word-count="0" meta:character-count="69" meta:non-whitespace-character-count="0"/>
  </office:meta>
</office:document-meta>
</file>